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393" officeooo:paragraph-rsid="001c43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passungen der neuen Version zur Alten</text:p>
      <text:p text:style-name="P1"/>
      <text:p text:style-name="P1">- neue Softwareversion</text:p>
      <text:p text:style-name="P1">- Name geändert zu Sensorbox1</text:p>
      <text:p text:style-name="P1">- Ausgelesene Werte werden jetzt mit deutscher Bezeichnung angegeben und so dann auch im Dashboard und in Grafana/Datensammler angezeigt.</text:p>
      <text:p text:style-name="P1">-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2T16:31:33.819693267</meta:creation-date>
    <meta:generator>LibreOffice/6.4.6.2$Linux_X86_64 LibreOffice_project/40$Build-2</meta:generator>
    <dc:date>2021-04-02T18:17:45.674625970</dc:date>
    <meta:editing-duration>PT1H13M</meta:editing-duration>
    <meta:editing-cycles>2</meta:editing-cycles>
    <meta:document-statistic meta:table-count="0" meta:image-count="0" meta:object-count="0" meta:page-count="1" meta:paragraph-count="5" meta:word-count="34" meta:character-count="229" meta:non-whitespace-character-count="199"/>
  </office:meta>
</office:document-meta>
</file>